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78D9CB3A.jpg"/>
  <manifest:file-entry manifest:media-type="image/jpeg" manifest:full-path="Pictures/100000000000032000000258E23F8DDC.jpg"/>
  <manifest:file-entry manifest:media-type="image/jpeg" manifest:full-path="Pictures/10000000000002FA00000219FDA5C4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0.629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0.32cm" svg:height="15.24cm" svg:x="0cm" svg:y="0cm">
          <draw:image xlink:href="Pictures/10000000000003200000025878D9CB3A.jpg" xlink:type="simple" xlink:show="embed" xlink:actuate="onLoad">
            <text:p/>
          </draw:image>
        </draw:frame>
        <draw:frame draw:style-name="gr1" draw:text-style-name="P1" draw:layer="layout" svg:width="20.32cm" svg:height="15.24cm" svg:x="7.68cm" svg:y="0.435cm">
          <draw:image xlink:href="Pictures/100000000000032000000258E23F8DDC.jpg" xlink:type="simple" xlink:show="embed" xlink:actuate="onLoad">
            <text:p/>
          </draw:image>
        </draw:frame>
        <draw:frame draw:style-name="gr1" draw:text-style-name="P1" draw:layer="layout" svg:width="20.16cm" svg:height="14.207cm" svg:x="0cm" svg:y="6.793cm">
          <draw:image xlink:href="Pictures/10000000000002FA00000219FDA5C4D6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creation-date>2004-04-14T12:46:54</meta:creation-date>
    <dc:date>2004-04-14T12:51:44</dc:date>
    <meta:editing-cycles>3</meta:editing-cycles>
    <meta:editing-duration>PT4M51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